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b3c" officeooo:paragraph-rsid="00190b3c"/>
    </style:style>
    <style:style style:name="P2" style:family="paragraph" style:parent-style-name="Standard">
      <style:text-properties officeooo:rsid="001a2483" officeooo:paragraph-rsid="001a2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er Order Component in React JS:</text:p>
      <text:p text:style-name="P1"/>
      <text:p text:style-name="P1"/>
      <text:p text:style-name="P1">1. There are 2 component (C1 and C2).</text:p>
      <text:p text:style-name="P1"/>
      <text:p text:style-name="P1">C1- button with no styled</text:p>
      <text:p text:style-name="P1">C2- button with styled. We need this Component on all pages where button is required</text:p>
      <text:p text:style-name="P1"/>
      <text:p text:style-name="P1">At that time we need HOC, by using HOC we call that component wherever is required.</text:p>
      <text:p text:style-name="P1"/>
      <text:p text:style-name="P1"/>
      <text:p text:style-name="P2">Youtube Link (<text:a xlink:type="simple" xlink:href="https://youtu.be/6NYK2WiwdHg" text:style-name="Internet_20_link" text:visited-style-name="Visited_20_Internet_20_Link">https://youtu.be/6NYK2WiwdHg</text:a>) with 2 exampl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16:17:06.492034679</meta:creation-date>
    <dc:date>2022-07-14T16:42:02.935327342</dc:date>
    <meta:editing-duration>PT14M46S</meta:editing-duration>
    <meta:editing-cycles>1</meta:editing-cycles>
    <meta:document-statistic meta:table-count="0" meta:image-count="0" meta:object-count="0" meta:page-count="1" meta:paragraph-count="6" meta:word-count="56" meta:character-count="323" meta:non-whitespace-character-count="273"/>
    <meta:generator>LibreOffice/6.0.7.3$Linux_X86_64 LibreOffice_project/00m0$Build-3</meta:generator>
  </office:meta>
</office:document-meta>
</file>